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35825" officeooo:paragraph-rsid="0018fef6"/>
    </style:style>
    <style:style style:name="P2" style:family="paragraph" style:parent-style-name="Standard">
      <style:text-properties officeooo:rsid="001a1a28" officeooo:paragraph-rsid="0018fef6"/>
    </style:style>
    <style:style style:name="P3" style:family="paragraph" style:parent-style-name="Standard">
      <style:text-properties officeooo:rsid="032172f3" officeooo:paragraph-rsid="0018fef6"/>
    </style:style>
    <style:style style:name="P4" style:family="paragraph" style:parent-style-name="Standard">
      <style:text-properties officeooo:rsid="001be43f" officeooo:paragraph-rsid="0018fef6"/>
    </style:style>
    <style:style style:name="P5" style:family="paragraph" style:parent-style-name="Standard">
      <style:text-properties officeooo:rsid="001dc92f" officeooo:paragraph-rsid="0018fef6"/>
    </style:style>
    <style:style style:name="P6" style:family="paragraph" style:parent-style-name="Standard">
      <style:text-properties officeooo:rsid="0020aec9" officeooo:paragraph-rsid="0018fef6"/>
    </style:style>
    <style:style style:name="P7" style:family="paragraph" style:parent-style-name="Standard">
      <style:text-properties officeooo:rsid="00218739" officeooo:paragraph-rsid="0018fef6"/>
    </style:style>
    <style:style style:name="P8" style:family="paragraph" style:parent-style-name="Standard">
      <style:text-properties officeooo:rsid="03226b6b" officeooo:paragraph-rsid="0018fef6"/>
    </style:style>
    <style:style style:name="T1" style:family="text">
      <style:text-properties officeooo:rsid="001be43f"/>
    </style:style>
    <style:style style:name="T2" style:family="text">
      <style:text-properties officeooo:rsid="03226b6b"/>
    </style:style>
    <style:style style:name="T3" style:family="text">
      <style:text-properties officeooo:rsid="010c4e4d"/>
    </style:style>
    <style:style style:name="T4" style:family="text">
      <style:text-properties officeooo:rsid="012d61f8"/>
    </style:style>
    <style:style style:name="T5" style:family="text">
      <style:text-properties officeooo:rsid="00218739"/>
    </style:style>
    <style:style style:name="T6" style:family="text">
      <style:text-properties officeooo:rsid="010d048b"/>
    </style:style>
    <style:style style:name="T7" style:family="text">
      <style:text-properties officeooo:rsid="03234e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2">После Нового года с нашего участка послали командировочную бригаду в село Семяновку на сооружение кормоцеха.</text:p>
      <text:p text:style-name="P2">Шефская помощь в составе мастера Бориса Сакуна, Мыколы-молóдого, Васи и меня.</text:p>
      <text:p text:style-name="P2">В первое утро, когда мы выехали в Семяновку на заводском грузовике с брезентовым верхом, был жуткий гололёд.</text:p>
      <text:p text:style-name="P2">Водитель ехал медленно, чтоб не заскользить, а из густого тумана на обочине проглядывали брюха перевёрнутых на бок машин, чьи водители не справились с управлением. </text:p>
      <text:p text:style-name="P2">Но людей — ни души. И — тишина. </text:p>
      <text:p text:style-name="P2">Прям тебе панорама Сталинградской битвы.</text:p>
      <text:p text:style-name="P2"/>
      <text:p text:style-name="P2">Кормоцех — это серый корпус из двух секций за селом на отшибе. Вокруг зябкое поле <text:span text:style-name="T1">с обветренным снегом.</text:span></text:p>
      <text:p text:style-name="P4">Котельная не работает, надо ещё шлямбуром долбить в стене проём для труб. </text:p>
      <text:p text:style-name="P4">В соседнем полутёмном зале стылое железо бункеров и оцепенелых ленточных транспортёров.</text:p>
      <text:p text:style-name="P4">Две недели мы туда ездили стучать железом о железо, бить дырки в стенах, подтягивать транспортёры и дремать <text:span text:style-name="T2">над</text:span> раскалённой электроспирал<text:span text:style-name="T2">ью</text:span> в котельной.</text:p>
      <text:p text:style-name="P4">В одну из таких дрём я почувствовал вдруг как мне в мозг вонзилось острое шило.</text:p>
      <text:p text:style-name="P4">Вскинувшись, <text:span text:style-name="T2">я </text:span>увидал довольное хохочущее рыло Васи и кусочек тлеющей ваты на полу.</text:p>
      <text:p text:style-name="P4">Это её дым зашёл мне через ноздри до мозга.</text:p>
      <text:p text:style-name="P4">Мастер с Мыколой тоже посмеивались, но без того восторга, как у Васи.</text:p>
      <text:p text:style-name="P4">Тридцать лет придурку, а хернёй мается.</text:p>
      <text:p text:style-name="P4"/>
      <text:p text:style-name="P4">Один раз Мыкола принёс сырых картошек из заброшенного бурта на поле. Решили испечь от нечего делать.</text:p>
      <text:p text:style-name="P4">Боря послал меня пособирать в здании какие остались обломки досок после строителей.</text:p>
      <text:p text:style-name="P4">Вася с Мыколой развели костёр из собранного мной топлива, ещё и какую-то солому нашли для растопки.</text:p>
      <text:p text:style-name="P4">Снятые с петель ворота весовой не мешали ветру врываться и вертеть туда-сюда дымом.</text:p>
      <text:p text:style-name="P4">Мы постояли вокруг костра на сквозном ветру из белого поля под серым небом и мастер, обращаясь к Мыколе, изрёк:</text:p>
      <text:p text:style-name="P4">- Через четыре года я уйду на пенсию, но эта латата ещё не сготовится.</text:p>
      <text:p text:style-name="P4"><text:span text:style-name="T2">Он б</text:span>росил в огонь окурок «Примы» и отошёл трещать и слепить округу электродом электросварки.</text:p>
      <text:p text:style-name="P4">Красивое слово «латата», я никогда не слыхал, чтоб так называли картошку. </text:p>
      <text:p text:style-name="P4"/>
      <text:p text:style-name="P5">Теперь мастер электросваркой балуется. Вася обрезки труб поддерживает, чтоб тот прихватил. Мыкола дым у коста глотает. А мне что делать?</text:p>
      <text:p text:style-name="P5">Взял я кусок мела, что мы специально привезли — на трубах отметки делать, и начал рисовать на снятой с петель половинке ворот.</text:p>
      <text:p text:style-name="P5">Старался, как мог.</text:p>
      <text:p text:style-name="P5">Пожалуй, получился самый удачный рисунок за всю мою жизнь. Почти в натуральную величину.</text:p>
      <text:p text:style-name="P5">Ню, разумеется. </text:p>
      <text:p text:style-name="P5">Бёдра, груди, волосы за спину. Треугольник такой аппетитный. И взгляд зазывно приспущен.</text:p>
      <text:p text:style-name="P5">Хороша! Ни убавить, ни прибавить.</text:p>
      <text:p text:style-name="P5">А мел ещё не кончился.</text:p>
      <text:p text:style-name="P5">Вот я и приписал сбоку печатными буквами «БОРЯ, Я ЖДУ ТЕБЯ!»</text:p>
      <text:p text:style-name="P5">Потом я отошёл к костру — ветер ноги-таки пробирает. </text:p>
      <text:p text:style-name="P5">Мыкола рядом стоит и хихикает, на ворота глядя.</text:p>
      <text:p text:style-name="P5"><text:soft-page-break/><text:span text:style-name="T3">В этот момент</text:span> Борис Сакун вынул своё лицо из чёрного короба маски сварного и проследил взгляд Мыколы на ворота.</text:p>
      <text:p text:style-name="P5">То, что выразило лицо Бориса миг спустя, не в силах передать никакая система Станиславского.</text:p>
      <text:p text:style-name="P5">- Кто-о-о?!!</text:p>
      <text:p text:style-name="P5">Мы с Мыколой стоим, непонимающих из себя строим.</text:p>
      <text:p text:style-name="P5">Вася, что рядом с мастером на корточках сидел и обеими руками трубу придерживал, опустил глаза в пол, но при этом <text:s/>его нос, похожий на пятачок Нуф-Нуфа, вдруг превратился в широкий указательный палец и навёлся на меня, как стрелка компаса.</text:p>
      <text:p text:style-name="P5">- Сука!!!</text:p>
      <text:p text:style-name="P5"/>
      <text:p text:style-name="P5">Во мне <text:span text:style-name="T2">сработал</text:span> инстинкт самосохранения и я метнулся в зал транспортёров, а следом по цементному полу со звоном прокатился обрезок трубы.</text:p>
      <text:p text:style-name="P5">Всё у него «сука» да «сука», тоже мне, вор в законе нашёлся. </text:p>
      <text:p text:style-name="P5">Мастер по городошному спорту.</text:p>
      <text:p text:style-name="P5">Я вернулся минут через десять.</text:p>
      <text:p text:style-name="P5">Слово «БОРЯ» на воротах было затёрто услужливой Васиной рук<text:span text:style-name="T4">а</text:span>вицей. </text:p>
      <text:p text:style-name="P5">Остальное осталось как было.</text:p>
      <text:p text:style-name="P5">Не поднялась рука вандалов на шедевр.</text:p>
      <text:p text:style-name="P5"/>
      <text:p text:style-name="P6">Мы играли в Зеркальном зале. Лёха сидел впереди — <text:s/>за «Йоникой»; Чепа позади него за своей «кухней», Чуба подёргивал струны баса, недвижно уставясь в зал. </text:p>
      <text:p text:style-name="P6">Медленный «белый» танец — приглашают девушки.</text:p>
      <text:p text:style-name="P6">Владина девушка Рая пригласила его и увела танцевать под плывучими зайчиками от осколочно зеркального шара.</text:p>
      <text:p text:style-name="P6">Я, в полуприседе на захлопнутое пианино, играю партию ритм-гитары.</text:p>
      <text:p text:style-name="P6">Позади пианино стоит Ольга сложив руки поверх крышки над струнами. <text:s/>Ей скучно.</text:p>
      <text:p text:style-name="P6">- Поцелуй меня,- говорит она.</text:p>
      <text:p text:style-name="P6">Я поворачиваю голову влево и через плечо, и через пианино сливаюсь в долгом поцелуе с её тёплыми мягкими губами. </text:p>
      <text:p text:style-name="P6">Мои пальцы и без меня знают когда и на какой аккорд переходить.</text:p>
      <text:p text:style-name="P6">Публичный поцелуй окончен, можно перевести дух.</text:p>
      <text:p text:style-name="P6">- Ой! Мама!- вскрикивает Ольга.</text:p>
      <text:p text:style-name="P6">Это стало началом конца.</text:p>
      <text:p text:style-name="P6">Среди танцующих пар действительно стояла её мать, неожиданно приехавшая забрать её в Феодосию.</text:p>
      <text:p text:style-name="P6"/>
      <text:p text:style-name="P6">А с другого конца нашей необъятной родины, из другого портового города — Мурманска, <text:s/>в <text:s/>Конотоп прибыла группа «Шпицберген», чтобы начать играть танцы в Лунатике по договорённости с директором ДК Бомштейном.</text:p>
      <text:p text:style-name="P6">«Шпицы» сделали нас в две недели, через две недели Зеркальный зал Клуба КПВРЗ был пуст, потому что толпа ломанулась на танцы в Лунатик.</text:p>
      <text:p text:style-name="P6">Там из концертного зала на втором этаже, где когда-то шли КВНы, вынесли кресла и получился паркетный танцзал. <text:span text:style-name="T5">Но дело даже не в этом.</text:span></text:p>
      <text:p text:style-name="P7">У ресторанной группы из Мурманска, в составе из четырёх музыкантов от двадцати до двадцати пяти лет, была фирменная аппаратура, орган «Роланд» и самое главное — они пели. И пели они в профессиональные микрофоны с эхом.</text:p>
      <text:p text:style-name="P7">- Раз! ...ас-ас-ас... Два! ...ва-ва-ва...</text:p>
      <text:p text:style-name="P7">«Орфеям» с их домодельной экипировкой пришёл «гаплык».</text:p>
      <text:p text:style-name="P7">Да, оставались ещё концерты, «халтуры», но танцы увяли на корню.</text:p>
      <text:p text:style-name="P7"/>
      <text:p text:style-name="P7">Мать Ольги <text:span text:style-name="T6">вместе </text:span>с нерасписанным отчимом уехали обратно в Феодосию — <text:span text:style-name="T2">взяв с Ольги </text:span><text:soft-page-break/><text:span text:style-name="T2">клятву</text:span> приехать через две недели, а «шпицы» бросили якорь в Конотопе.</text:p>
      <text:p text:style-name="P7"/>
      <text:p text:style-name="P7">В конце февраля я провожал Ольгу с четвёртой платформы Вокзала.</text:p>
      <text:p text:style-name="P7">Она села в последний вагон и, когда поезд дёрнулся, помахала мне через стекло двери.</text:p>
      <text:p text:style-name="P7">Я уцепился за поручни и вспрыгнул на ступеньки под запертой вагонной дверью.</text:p>
      <text:p text:style-name="P7">Поезд быстро набирал скорость, она испуганно кричала за стеклом не слышно что, но я знал что делаю и спрыгнул в самом конце платформы, потому что дальше начинались рельсы и шпалы других путей, где точно ногу сломишь.</text:p>
      <text:p text:style-name="P8"/>
      <text:p text:style-name="P7">В марте я написал ей письмо. Очень романтичное. Что над слесарными тисками моего рабочего места мне видятся её небесные черты.</text:p>
      <text:p text:style-name="P7">Нет, у Пушкина я не списывал, но суть и дух были теми же — с поправкой лексикона и орфографии на полтора века.</text:p>
      <text:p text:style-name="P1">По понятиям экспериментального участка Ремонтного цеха такое письмо мог написать лишь полный пиздострадатель.</text:p>
      <text:p text:style-name="P1">Хотя, они его не читали, как, впрочем и она — письмо не застало её в Феодосии.</text:p>
      <text:p text:style-name="P1">О<text:span text:style-name="T7">льга</text:span> вернулась в Конотоп сообщить мне, что беременна.</text:p>
      <text:p text:style-name="P1">В те времена <text:span text:style-name="T5">— </text:span>плановой экономики и заботы о нуждах населения <text:span text:style-name="T5">— </text:span>презервативы продавались даже в газетных киосках по три копейки за штуку. </text:p>
      <text:p text:style-name="P1">Но для меня они являлись лишь словом из анекдотного фольклора и я <text:span text:style-name="T7">понятия</text:span> не имел что значит «предохраняться».</text:p>
      <text:p text:style-name="P1">Потом она приняла какие-то таблетки и всё обошлос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8:28:22.761709799</meta:creation-date>
    <dc:date>2017-03-01T18:28:29.514585127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79" meta:word-count="1043" meta:character-count="6628" meta:non-whitespace-character-count="5634"/>
    <meta:generator>LibreOffice/4.3.3.2$Linux_x86 LibreOffice_project/430m0$Build-2</meta:generator>
  </office:meta>
</office:document-meta>
</file>